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1806in"/>
    </style:style>
    <style:style style:name="Table1.B" style:family="table-column">
      <style:table-column-properties style:column-width="6.5125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1806in"/>
    </style:style>
    <style:style style:name="Table2.B" style:family="table-column">
      <style:table-column-properties style:column-width="6.5125in"/>
    </style:style>
    <style:style style:name="Table2.A1" style:family="table-cell">
      <style:table-cell-properties style:vertical-align="middle"/>
    </style:style>
    <style:style style:name="P1" style:family="paragraph" style:parent-style-name="Standard">
      <style:text-properties fo:font-size="15pt" officeooo:rsid="00157e3c" officeooo:paragraph-rsid="00157e3c" style:font-size-asian="15pt" style:font-size-complex="15pt"/>
    </style:style>
    <style:style style:name="P2" style:family="paragraph" style:parent-style-name="Standard">
      <style:text-properties fo:font-size="15pt" officeooo:rsid="00164928" officeooo:paragraph-rsid="00164928" style:font-size-asian="15pt" style:font-size-complex="15pt"/>
    </style:style>
    <style:style style:name="P3" style:family="paragraph" style:parent-style-name="Standard">
      <style:text-properties fo:font-size="15pt" officeooo:rsid="00182298" officeooo:paragraph-rsid="00182298" style:font-size-asian="15pt" style:font-size-complex="15pt"/>
    </style:style>
    <style:style style:name="P4" style:family="paragraph" style:parent-style-name="Standard">
      <style:text-properties fo:font-size="15pt" officeooo:rsid="00182298" officeooo:paragraph-rsid="00182298" fo:background-color="#6666ff" style:font-size-asian="15pt" style:font-size-complex="15pt"/>
    </style:style>
    <style:style style:name="P5" style:family="paragraph" style:parent-style-name="Standard">
      <style:text-properties officeooo:paragraph-rsid="00164928"/>
    </style:style>
    <style:style style:name="T1" style:family="text">
      <style:text-properties officeooo:rsid="00164928"/>
    </style:style>
    <style:style style:name="T2" style:family="text">
      <style:text-properties fo:font-size="15pt" officeooo:rsid="00164928" style:font-size-asian="15pt" style:font-size-complex="15pt"/>
    </style:style>
    <style:style style:name="T3" style:family="text">
      <style:text-properties fo:font-size="15pt" officeooo:rsid="00182298" style:font-size-asian="15pt" style:font-size-complex="15pt"/>
    </style:style>
    <style:style style:name="T4" style:family="text">
      <style:text-properties fo:font-size="15pt" fo:language="tr" fo:country="TR" officeooo:rsid="00164928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2-) (Add this part to your report) In the concept of ADT, Java provides encapsulation that ensures</text:p>
      <text:p text:style-name="P1">the access to data using only specific methods and the development of data structures</text:p>
      <text:p text:style-name="P1">independently from data type. How can C programming language provide these features?</text:p>
      <text:p text:style-name="P1"/>
      <text:p text:style-name="P1"/>
      <text:p text:style-name="P1"/>
      <text:p text:style-name="P1"/>
      <text:p text:style-name="P1">ANSWER-→ J<text:span text:style-name="T1">ava da encapsulation classlar da polimorhpsim,inheritance private,protected ile sağlanırken, C de tam anlamıyla bu mümkün değildir.</text:span></text:p>
      <text:p text:style-name="P2"/>
      <text:p text:style-name="P5"><text:span text:style-name="T3">~ </text:span><text:span text:style-name="T2">Ancak,bu yapıların bir kısmı C ‘de function pointerl</text:span><text:span text:style-name="T3">ar</text:span><text:span text:style-name="T2">la elde edilir.</text:span></text:p>
      <text:p text:style-name="P2"/>
      <text:p text:style-name="P3">~ Encapsulationın bir parçası olan data hiding ise C de struct yapıları yardımıyla yapılır.</text:p>
      <text:p text:style-name="P3"/>
      <text:p text:style-name="P3">Aşağıdaki örnek kodda görüldüğü üzere Java da ki encapsulationın tam karşılığı olmasada C de de bu yapıyıdan söz edebiliriz.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>4</text:p>
            <text:p text:style-name="Table_20_Contents">5</text:p>
            <text:p text:style-name="Table_20_Contents">6</text:p>
            <text:p text:style-name="Table_20_Contents">7</text:p>
            <text:p text:style-name="Table_20_Contents">8</text:p>
            <text:p text:style-name="Table_20_Contents">9</text:p>
            <text:p text:style-name="Table_20_Contents">10</text:p>
            <text:p text:style-name="Table_20_Contents">11</text:p>
            <text:p text:style-name="Table_20_Contents">12</text:p>
            <text:p text:style-name="Table_20_Contents">13</text:p>
            <text:p text:style-name="Table_20_Contents">14</text:p>
            <text:p text:style-name="Table_20_Contents">15</text:p>
            <text:p text:style-name="Table_20_Contents">16</text:p>
            <text:p text:style-name="Table_20_Contents">17</text:p>
            <text:p text:style-name="Table_20_Contents">18</text:p>
            <text:p text:style-name="Table_20_Contents">19</text:p>
          </table:table-cell>
          <table:table-cell table:style-name="Table2.A1" office:value-type="string">
            <text:p text:style-name="Table_20_Contents"><text:span text:style-name="Source_20_Text">/* In the header file: */</text:span></text:p>
            <text:p text:style-name="Table_20_Contents"><text:span text:style-name="Source_20_Text">typedef</text:span> <text:span text:style-name="Source_20_Text">struct</text:span> <text:span text:style-name="Source_20_Text">GALAXY {</text:span></text:p>
            <text:p text:style-name="Table_20_Contents"><text:span text:style-name="Source_20_Text">    ...</text:span></text:p>
            <text:p text:style-name="Table_20_Contents"><text:span text:style-name="Source_20_Text">    void</text:span> <text:span text:style-name="Source_20_Text">(* add_star)(GALAXY *galaxy, STAR *star);</text:span></text:p>
            <text:p text:style-name="Table_20_Contents"><text:span text:style-name="Source_20_Text">    ...</text:span></text:p>
            <text:p text:style-name="Table_20_Contents"><text:span text:style-name="Source_20_Text">} GALAXY;</text:span></text:p>
            <text:p text:style-name="Table_20_Contents"><text:span text:style-name="Source_20_Text">extern</text:span> <text:span text:style-name="Source_20_Text">GALAXY *galaxy_create(); /* Constructor is unchanged since must be called without reference to an existing object. */</text:span></text:p>
            <text:p text:style-name="Table_20_Contents"> </text:p>
            <text:p text:style-name="Table_20_Contents"><text:span text:style-name="Source_20_Text">/* In the implementation: */</text:span></text:p>
            <text:p text:style-name="Table_20_Contents"><text:span text:style-name="Source_20_Text">static</text:span> <text:span text:style-name="Source_20_Text">void</text:span> <text:span text:style-name="Source_20_Text">galaxy_add_star(GALAXY *galaxy, STAR *star) { ... }</text:span></text:p>
            <text:p text:style-name="Table_20_Contents"> </text:p>
            <text:p text:style-name="Table_20_Contents"><text:span text:style-name="Source_20_Text">GALAXY *galaxy_create()</text:span></text:p>
            <text:p text:style-name="Table_20_Contents"><text:span text:style-name="Source_20_Text">{</text:span></text:p>
            <text:p text:style-name="Table_20_Contents"><text:span text:style-name="Source_20_Text">    GALAXY *g = malloc(...);</text:span></text:p>
            <text:p text:style-name="Table_20_Contents"><text:span text:style-name="Source_20_Text">    ...</text:span></text:p>
            <text:p text:style-name="Table_20_Contents"><text:span text:style-name="Source_20_Text">    g-&gt;add_star = galaxy_add_star; /* Method is set when object is created. */</text:span></text:p>
            <text:p text:style-name="Table_20_Contents"><text:span text:style-name="Source_20_Text">    ...</text:span></text:p>
            <text:p text:style-name="Table_20_Contents"><text:span text:style-name="Source_20_Text">    return</text:span> <text:span text:style-name="Source_20_Text">g;</text:span></text:p>
            <text:p text:style-name="Table_20_Contents"><text:span text:style-name="Source_20_Text">}</text:span></text:p>
          </table:table-cell>
        </table:table-row>
      </table:table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>4</text:p>
            <text:p text:style-name="Table_20_Contents">5</text:p>
            <text:p text:style-name="Table_20_Contents">6</text:p>
            <text:p text:style-name="Table_20_Contents">7</text:p>
            <text:p text:style-name="Table_20_Contents">8</text:p>
            <text:p text:style-name="Table_20_Contents">9</text:p>
            <text:p text:style-name="Table_20_Contents">10</text:p>
            <text:p text:style-name="Table_20_Contents">11</text:p>
            <text:p text:style-name="Table_20_Contents">12</text:p>
            <text:p text:style-name="Table_20_Contents">13</text:p>
            <text:p text:style-name="Table_20_Contents">14</text:p>
            <text:p text:style-name="Table_20_Contents">15</text:p>
            <text:p text:style-name="Table_20_Contents">16</text:p>
            <text:p text:style-name="Table_20_Contents">17</text:p>
            <text:p text:style-name="Table_20_Contents">18</text:p>
            <text:p text:style-name="Table_20_Contents">19</text:p>
            <text:p text:style-name="Table_20_Contents">20</text:p>
            <text:p text:style-name="Table_20_Contents">21</text:p>
            <text:p text:style-name="Table_20_Contents">22</text:p>
            <text:p text:style-name="Table_20_Contents">23</text:p>
            <text:p text:style-name="Table_20_Contents">24</text:p>
            <text:p text:style-name="Table_20_Contents">25</text:p>
            <text:p text:style-name="Table_20_Contents">26</text:p>
            <text:p text:style-name="Table_20_Contents">27</text:p>
            <text:p text:style-name="Table_20_Contents">28</text:p>
            <text:p text:style-name="Table_20_Contents">29</text:p>
          </table:table-cell>
          <table:table-cell table:style-name="Table1.A1" office:value-type="string">
            <text:p text:style-name="Table_20_Contents"><text:span text:style-name="Source_20_Text">/* In public header file calcstate.h: */</text:span></text:p>
            <text:p text:style-name="Table_20_Contents"><text:span text:style-name="Source_20_Text">typedef</text:span> <text:span text:style-name="Source_20_Text">struct</text:span> <text:span text:style-name="Source_20_Text">CALC_STATE CALCULATION_STATE;</text:span></text:p>
            <text:p text:style-name="Table_20_Contents"> </text:p>
            <text:p text:style-name="Table_20_Contents"><text:span text:style-name="Source_20_Text">extern</text:span> <text:span text:style-name="Source_20_Text">void</text:span> <text:span text:style-name="Source_20_Text">calculation_state_update(CALCULATION_STATE *state, double</text:span> <text:span text:style-name="Source_20_Text">timestep);</text:span></text:p>
            <text:p text:style-name="Table_20_Contents"> </text:p>
            <text:p text:style-name="Table_20_Contents"><text:span text:style-name="Source_20_Text">/* In implementation file calcstate.c: */</text:span></text:p>
            <text:p text:style-name="Table_20_Contents"><text:span text:style-name="Source_20_Text">typedef</text:span> <text:span text:style-name="Source_20_Text">struct</text:span> <text:span text:style-name="Source_20_Text">CALCULATION_STATE</text:span></text:p>
            <text:p text:style-name="Table_20_Contents"><text:span text:style-name="Source_20_Text">{</text:span></text:p>
            <text:p text:style-name="Table_20_Contents"><text:span text:style-name="Source_20_Text">    double</text:span> <text:span text:style-name="Source_20_Text">current_time;</text:span></text:p>
            <text:p text:style-name="Table_20_Contents"><text:span text:style-name="Source_20_Text">    int</text:span> <text:span text:style-name="Source_20_Text">num_bodies;</text:span></text:p>
            <text:p text:style-name="Table_20_Contents"><text:span text:style-name="Source_20_Text">    ...</text:span></text:p>
            <text:p text:style-name="Table_20_Contents"><text:span text:style-name="Source_20_Text">} CALCULATION_STATE;</text:span></text:p>
            <text:p text:style-name="Table_20_Contents"> </text:p>
            <text:p text:style-name="Table_20_Contents"><text:span text:style-name="Source_20_Text">void</text:span> <text:span text:style-name="Source_20_Text">calculation_state_update(CALCULATION_STATE *state, double</text:span> <text:span text:style-name="Source_20_Text">timestep)</text:span></text:p>
            <text:p text:style-name="Table_20_Contents"><text:span text:style-name="Source_20_Text">{</text:span></text:p>
            <text:p text:style-name="Table_20_Contents"><text:span text:style-name="Source_20_Text">    /* implementation has access to full definition of CALCULATION_STATE */</text:span></text:p>
            <text:p text:style-name="Table_20_Contents"><text:span text:style-name="Source_20_Text">    state-&gt;current_time += timestep;</text:span></text:p>
            <text:p text:style-name="Table_20_Contents"><text:span text:style-name="Source_20_Text">    ...</text:span></text:p>
            <text:p text:style-name="Table_20_Contents"><text:span text:style-name="Source_20_Text">}</text:span></text:p>
            <text:p text:style-name="Table_20_Contents"> </text:p>
            <text:p text:style-name="Table_20_Contents"><text:span text:style-name="Source_20_Text">/* In code that uses CALC_STATE: */</text:span></text:p>
            <text:p text:style-name="Table_20_Contents"><text:span text:style-name="Source_20_Text">/* The writer of this code does not need to know anything</text:span></text:p>
            <text:p text:style-name="Table_20_Contents"><text:span text:style-name="Source_20_Text">   about CALC_STATE except its name and what its methods are!</text:span></text:p>
            <text:p text:style-name="Table_20_Contents"><text:span text:style-name="Source_20_Text">   The maintainer of CALC_STATE can then change the</text:span></text:p>
            <text:p text:style-name="Table_20_Contents"><text:span text:style-name="Source_20_Text">   implementation without this programmer having to rewrite</text:span></text:p>
            <text:p text:style-name="Table_20_Contents"><text:span text:style-name="Source_20_Text">   a single line of code. */</text:span></text:p>
            <text:p text:style-name="Table_20_Contents"><text:span text:style-name="Source_20_Text">CALC_STATE *cs = calc_state_create();</text:span></text:p>
            <text:p text:style-name="Table_20_Contents"><text:span text:style-name="Source_20_Text">calc_state_update(cs, 0.42);</text:span></text:p>
            <text:p text:style-name="Table_20_Contents"><text:span text:style-name="Source_20_Text">...</text:span></text:p>
          </table:table-cell>
        </table:table-row>
      </table:table>
      <text:p text:style-name="P3"/>
      <text:p text:style-name="P4">KAYNAK : https://ejrh.wordpress.com/2011/04/29/encapsulation-in-c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0:09:06.802417719</meta:creation-date>
    <dc:date>2017-02-26T20:36:16.685789932</dc:date>
    <meta:editing-duration>PT6M29S</meta:editing-duration>
    <meta:editing-cycles>1</meta:editing-cycles>
    <meta:document-statistic meta:table-count="2" meta:image-count="0" meta:object-count="0" meta:page-count="2" meta:paragraph-count="104" meta:word-count="343" meta:character-count="2198" meta:non-whitespace-character-count="1879"/>
    <meta:generator>LibreOffice/5.1.4.2$Linux_X86_64 LibreOffice_project/10m0$Build-2</meta:generator>
  </office:meta>
</office:document-meta>
</file>